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 style:list-style-name="L1">
      <style:text-properties style:text-underline-style="none" officeooo:rsid="00079ad9" officeooo:paragraph-rsid="00079ad9"/>
    </style:style>
    <style:style style:name="P3" style:family="paragraph" style:parent-style-name="Title">
      <style:text-properties style:text-underline-style="solid" style:text-underline-width="auto" style:text-underline-color="font-color"/>
    </style:style>
    <style:style style:name="T1" style:family="text">
      <style:text-properties officeooo:rsid="000927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THODOLOGIE</text:p>
      <text:p text:style-name="P1"/>
      <text:list xml:id="list1331058007" text:style-name="L1">
        <text:list-item>
          <text:p text:style-name="P2">Nom variable + <text:span text:style-name="T1">fonction</text:span> + classes + … en anglais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3T15:00:55.269000000</meta:creation-date>
    <dc:date>2020-01-23T15:23:09.394000000</dc:date>
    <meta:editing-duration>PT22M13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3" meta:word-count="13" meta:character-count="62" meta:non-whitespace-character-count="53"/>
  </office:meta>
</office:document-meta>
</file>